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class="no-js" lang="zxx"&gt;</text:p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title&gt;Ariadna&lt;/title&gt;</text:p>
      <text:p text:style-name="Standard"><text:s text:c="4"/>&lt;meta name="description" content="Llenguatges de marques"&gt;</text:p>
      <text:p text:style-name="Standard"><text:s text:c="4"/>&lt;meta name="viewport" content="width=device-width, initial-scale=1"&gt;</text:p>
      <text:p text:style-name="Standard"><text:s text:c="4"/>&lt;link rel="manifest" href="site.webmanifest"&gt;</text:p>
      <text:p text:style-name="Standard"><text:s text:c="4"/>&lt;link rel="shortcut icon" type="image/x-icon" href="assets/img/ordenador.png"&gt;</text:p>
      <text:p text:style-name="Standard"/>
      <text:p text:style-name="Standard"><text:s text:c="4"/>&lt;!-- CSS here --&gt;</text:p>
      <text:p text:style-name="Standard"><text:s text:c="4"/>&lt;link rel="stylesheet" href="assets/css/bootstrap.min.css"&gt;</text:p>
      <text:p text:style-name="Standard"><text:s text:c="4"/>&lt;link rel="stylesheet" href="assets/css/owl.carousel.min.css"&gt;</text:p>
      <text:p text:style-name="Standard"><text:s text:c="4"/>&lt;link rel="stylesheet" href="assets/css/slicknav.css"&gt;</text:p>
      <text:p text:style-name="Standard"><text:s text:c="4"/>&lt;link rel="stylesheet" href="assets/css/flaticon.css"&gt;</text:p>
      <text:p text:style-name="Standard"><text:s text:c="4"/>&lt;link rel="stylesheet" href="assets/css/progressbar_barfiller.css"&gt;</text:p>
      <text:p text:style-name="Standard"><text:s text:c="4"/>&lt;link rel="stylesheet" href="assets/css/gijgo.css"&gt;</text:p>
      <text:p text:style-name="Standard"><text:s text:c="4"/>&lt;link rel="stylesheet" href="assets/css/animate.min.css"&gt;</text:p>
      <text:p text:style-name="Standard"><text:s text:c="4"/>&lt;link rel="stylesheet" href="assets/css/animated-headline.css"&gt;</text:p>
      <text:p text:style-name="Standard"><text:s text:c="4"/>&lt;link rel="stylesheet" href="assets/css/magnific-popup.css"&gt;</text:p>
      <text:p text:style-name="Standard"><text:s text:c="4"/>&lt;link rel="stylesheet" href="assets/css/fontawesome-all.min.css"&gt;</text:p>
      <text:p text:style-name="Standard"><text:s text:c="4"/>&lt;link rel="stylesheet" href="assets/css/themify-icons.css"&gt;</text:p>
      <text:p text:style-name="Standard"><text:s text:c="4"/>&lt;link rel="stylesheet" href="assets/css/slick.css"&gt;</text:p>
      <text:p text:style-name="Standard"><text:s text:c="4"/>&lt;link rel="stylesheet" href="assets/css/nice-select.css"&gt;</text:p>
      <text:p text:style-name="Standard"><text:s text:c="4"/>&lt;link rel="stylesheet" href="assets/css/style.css"&gt;</text:p>
      <text:p text:style-name="Standard">&lt;/head&gt;</text:p>
      <text:p text:style-name="Standard">&lt;body&gt;</text:p>
      <text:p text:style-name="Standard"><text:s text:c="4"/>&lt;!-- ? Preloader Start --&gt;</text:p>
      <text:p text:style-name="Standard"><text:s text:c="4"/>&lt;div id="preloader-active"&gt;</text:p>
      <text:p text:style-name="Standard"><text:s text:c="8"/>&lt;div class="preloader d-flex align-items-center justify-content-center"&gt;</text:p>
      <text:p text:style-name="Standard"><text:s text:c="12"/>&lt;div class="preloader-inner position-relative"&gt;</text:p>
      <text:p text:style-name="Standard"><text:s text:c="16"/>&lt;div class="preloader-circle"&gt;&lt;/div&gt;</text:p>
      <text:p text:style-name="Standard"><text:s text:c="16"/>&lt;div class="preloader-img pere-text"&gt;</text:p>
      <text:p text:style-name="Standard"><text:s text:c="20"/>&lt;img src="assets/img/logo/caracol.png" alt=""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div&gt; </text:p>
      <text:p text:style-name="Standard"><text:s text:c="4"/>&lt;!-- Preloader Start--&gt;</text:p>
      <text:p text:style-name="Standard"><text:s text:c="4"/>&lt;header&gt;</text:p>
      <text:p text:style-name="Standard"><text:s text:c="8"/>&lt;!-- Header Start --&gt;</text:p>
      <text:p text:style-name="Standard"><text:s text:c="8"/>&lt;div class="header-area header_area"&gt;</text:p>
      <text:p text:style-name="Standard"><text:s text:c="12"/>&lt;div class="main-header"&gt;</text:p>
      <text:p text:style-name="Standard"><text:s text:c="13"/>&lt;div class="header-bottom header-sticky"&gt;</text:p>
      <text:p text:style-name="Standard"><text:s text:c="16"/>&lt;!-- Logo --&gt;</text:p>
      <text:p text:style-name="Standard"><text:s text:c="16"/>&lt;div class="logo"&gt;</text:p>
      <text:p text:style-name="Standard"><text:s text:c="20"/>&lt;a href="index.html"&gt;&lt;img src="assets/img/logo/logo_ari.png" alt=""&gt;&lt;/a&gt;</text:p>
      <text:p text:style-name="Standard"><text:s text:c="16"/>&lt;/div&gt;</text:p>
      <text:p text:style-name="Standard"><text:s text:c="16"/>&lt;div class="header-left <text:s/>d-flex f-right align-items-center"&gt;</text:p>
      <text:p text:style-name="Standard"><text:s text:c="20"/>&lt;!-- Main-menu --&gt;</text:p>
      <text:p text:style-name="Standard"><text:s text:c="20"/>&lt;div class="main-menu f-right d-none d-lg-block"&gt;</text:p>
      <text:p text:style-name="Standard"><text:soft-page-break/><text:s text:c="24"/>&lt;nav&gt; </text:p>
      <text:p text:style-name="Standard"><text:s text:c="28"/>&lt;ul id="navigation"&gt; <text:s text:c="132"/></text:p>
      <text:p text:style-name="Standard"><text:s text:c="32"/>&lt;li&gt;&lt;a href="index.html"&gt;Home&lt;/a&gt;&lt;/li&gt;</text:p>
      <text:p text:style-name="Standard"><text:s text:c="32"/>&lt;li&gt;&lt;a href="about.html"&gt;Exercicis&lt;/a&gt;&lt;/li&gt;</text:p>
      <text:p text:style-name="Standard"><text:s text:c="32"/>&lt;li&gt;&lt;a href="blog.html"&gt;Rules&lt;/a&gt;</text:p>
      <text:p text:style-name="Standard"><text:s text:c="36"/>&lt;ul class="submenu"&gt;</text:p>
      <text:p text:style-name="Standard"><text:s text:c="40"/>&lt;li&gt;&lt;a href="blog.html"&gt;Blog&lt;/a&gt;&lt;/li&gt;</text:p>
      <text:p text:style-name="Standard"><text:s text:c="40"/>&lt;li&gt;&lt;a href="blog_details.html"&gt;Blog Details&lt;/a&gt;&lt;/li&gt;</text:p>
      <text:p text:style-name="Standard"><text:s text:c="40"/>&lt;li&gt;&lt;a href="elements.html"&gt;Elements&lt;/a&gt;&lt;/li&gt;</text:p>
      <text:p text:style-name="Standard"><text:s text:c="36"/>&lt;/ul&gt;</text:p>
      <text:p text:style-name="Standard"><text:s text:c="32"/>&lt;/li&gt;</text:p>
      <text:p text:style-name="Standard"><text:s text:c="32"/>&lt;li&gt;&lt;a href="contact.html"&gt;Contact&lt;/a&gt;&lt;/li&gt;</text:p>
      <text:p text:style-name="Standard"><text:s text:c="28"/>&lt;/ul&gt;</text:p>
      <text:p text:style-name="Standard"><text:s text:c="24"/>&lt;/nav&gt;</text:p>
      <text:p text:style-name="Standard"><text:s text:c="20"/>&lt;/div&gt;</text:p>
      <text:p text:style-name="Standard"><text:s text:c="20"/>&lt;!-- left Btn --&gt;</text:p>
      <text:p text:style-name="Standard"><text:s text:c="20"/>&lt;div class="header-right-btn f-right d-none d-lg-block <text:s/>ml-30"&gt;</text:p>
      <text:p text:style-name="Standard"><text:s text:c="24"/>&lt;a href="#" class="header-btn"&gt;Visit Us&lt;/a&gt;</text:p>
      <text:p text:style-name="Standard"><text:s text:c="20"/>&lt;/div&gt;</text:p>
      <text:p text:style-name="Standard"><text:s text:c="16"/>&lt;/div&gt; <text:s text:c="9"/></text:p>
      <text:p text:style-name="Standard"><text:s text:c="16"/>&lt;!-- Mobile Menu --&gt;</text:p>
      <text:p text:style-name="Standard"><text:s text:c="16"/>&lt;div class="col-12"&gt;</text:p>
      <text:p text:style-name="Standard"><text:s text:c="20"/>&lt;div class="mobile_menu d-block d-lg-none"&gt;&lt;/div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<text:s text:c="4"/>&lt;!-- Header End --&gt;</text:p>
      <text:p text:style-name="Standard">&lt;/header&gt;</text:p>
      <text:p text:style-name="Standard">&lt;main&gt;</text:p>
      <text:p text:style-name="Standard"><text:s text:c="4"/>&lt;!--? slider Area Start--&gt;</text:p>
      <text:p text:style-name="Standard"><text:s text:c="4"/>&lt;div class="slider-area <text:s/>position-relative "&gt;</text:p>
      <text:p text:style-name="Standard"><text:s text:c="8"/>&lt;div class="slider-active"&gt;</text:p>
      <text:p text:style-name="Standard"><text:s text:c="12"/>&lt;!-- Single Slider --&gt;</text:p>
      <text:p text:style-name="Standard"><text:s text:c="12"/>&lt;div class="single-slider position-relative hero-overly slider-height <text:s/>d-flex align-items-center" data-background="assets/img/hero/h1_hero_ari.png"&gt;</text:p>
      <text:p text:style-name="Standard"><text:s text:c="16"/>&lt;div class="container"&gt;</text:p>
      <text:p text:style-name="Standard"><text:s text:c="17"/>&lt;div class="row"&gt;</text:p>
      <text:p text:style-name="Standard"><text:s text:c="21"/>&lt;div class="col-xl-6 col-lg-6"&gt;</text:p>
      <text:p text:style-name="Standard"><text:s text:c="24"/>&lt;div class="hero-caption"&gt;</text:p>
      <text:p text:style-name="Standard"><text:s text:c="28"/>&lt;img class="rotateme" src="assets/img/hero/hero-icon-ari3.png" alt="" data-animation="zoomIn" data-delay="1s"&gt;</text:p>
      <text:p text:style-name="Standard"><text:s text:c="28"/>&lt;h1 data-animation="fadeInLeft" data-delay=".4s"&gt;Llenguatges de marques&lt;/h1&gt;</text:p>
      <text:p text:style-name="Standard"><text:s text:c="28"/>&lt;p data-animation="fadeInLeft" data-delay=".6s"&gt;Creant una pàgina web&lt;/p&gt;</text:p>
      <text:p text:style-name="Standard"><text:s text:c="28"/>&lt;!-- Hero Btn --&gt;</text:p>
      <text:p text:style-name="Standard"><text:s text:c="28"/>&lt;a href="#" class="btn" <text:s/>data-animation="fadeInLeft" data-delay=".8s" &gt;Els meus exercicis&lt;/a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!-- Left img --&gt;</text:p>
      <text:p text:style-name="Standard"><text:soft-page-break/><text:s text:c="12"/>&lt;div class="hero-img"&gt;</text:p>
      <text:p text:style-name="Standard"><text:s text:c="16"/>&lt;img src="assets/img/hero/hero_ari.png" alt="" <text:s/>data-animation="fadeInRight" data-transition-duration="5s"&gt;</text:p>
      <text:p text:style-name="Standard"><text:s text:c="12"/>&lt;/div&gt;</text:p>
      <text:p text:style-name="Standard"><text:s text:c="8"/>&lt;/div&gt;</text:p>
      <text:p text:style-name="Standard"><text:s text:c="8"/>&lt;!-- Single Slider --&gt;</text:p>
      <text:p text:style-name="Standard"><text:s text:c="8"/>&lt;div class="single-slider position-relative hero-overly slider-height <text:s/>d-flex align-items-center" data-background="assets/img/hero/h1_hero_ari.png"&gt;</text:p>
      <text:p text:style-name="Standard"><text:s text:c="12"/>&lt;div class="container"&gt;</text:p>
      <text:p text:style-name="Standard"><text:s text:c="13"/>&lt;div class="row"&gt;</text:p>
      <text:p text:style-name="Standard"><text:s text:c="17"/>&lt;div class="col-xl-6"&gt;</text:p>
      <text:p text:style-name="Standard"><text:s text:c="20"/>&lt;div class="hero-caption"&gt;</text:p>
      <text:p text:style-name="Standard"><text:s text:c="24"/>&lt;img class="rotateme" src="assets/img/hero/hero-icon-ari3.png" alt="" data-animation="zoomIn" data-delay="1s"&gt;</text:p>
      <text:p text:style-name="Standard"><text:s text:c="24"/>&lt;h1 data-animation="fadeInLeft" data-delay=".4s"&gt;We make cloths <text:s/>that suit you&lt;/h1&gt;</text:p>
      <text:p text:style-name="Standard"><text:s text:c="24"/>&lt;p data-animation="fadeInLeft" data-delay=".6s"&gt;TLorem ipsum dolor sit amet, consectetur adipiscing elit. </text:p>
      <text:p text:style-name="Standard"><text:s text:c="28"/>Suspendisse varius enim in eros elementum tristique. Duis </text:p>
      <text:p text:style-name="Standard"><text:s text:c="24"/>cursus, mi quis viverra ornare.&lt;/p&gt;</text:p>
      <text:p text:style-name="Standard"><text:s text:c="24"/>&lt;!-- Hero Btn --&gt;</text:p>
      <text:p text:style-name="Standard"><text:s text:c="24"/>&lt;a href="#" class="btn" <text:s/>data-animation="fadeInLeft" data-delay=".8s" &gt;Els meus exercicis&lt;/a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8"/>&lt;!-- Left img --&gt;</text:p>
      <text:p text:style-name="Standard"><text:s text:c="8"/>&lt;div class="hero-img"&gt;</text:p>
      <text:p text:style-name="Standard"><text:s text:c="12"/>&lt;img src="assets/img/hero/hero_ari.png" alt="" <text:s/>data-animation="fadeInRight" data-transition-duration="5s"&gt;</text:p>
      <text:p text:style-name="Standard"><text:s text:c="8"/>&lt;/div&gt;</text:p>
      <text:p text:style-name="Standard"><text:s text:c="4"/>&lt;/div&gt;</text:p>
      <text:p text:style-name="Standard">&lt;/div&gt;</text:p>
      <text:p text:style-name="Standard">&lt;/div&gt;</text:p>
      <text:p text:style-name="Standard">&lt;!-- slider Area End--&gt;</text:p>
      <text:p text:style-name="Standard">&lt;!--? Clients Offers Start --&gt;</text:p>
      <text:p text:style-name="Standard">&lt;div class="clients-area section-padding40"&gt;</text:p>
      <text:p text:style-name="Standard"><text:s text:c="4"/>&lt;div class="container"&gt;</text:p>
      <text:p text:style-name="Standard"><text:s text:c="8"/>&lt;div class="row"&gt;</text:p>
      <text:p text:style-name="Standard"><text:s text:c="12"/>&lt;div class="col-lg-4 col-md-6 col-sm-6"&gt;</text:p>
      <text:p text:style-name="Standard"><text:s text:c="16"/>&lt;div class="single-offers mb-50 wow fadeInUp" data-wow-delay=".2s" &gt;</text:p>
      <text:p text:style-name="Standard"><text:s text:c="20"/>&lt;div class="offers-img"&gt;</text:p>
      <text:p text:style-name="Standard"><text:s text:c="24"/>&lt;img src="assets/img/gallery/offers1_ari.png" alt=""&gt;</text:p>
      <text:p text:style-name="Standard"><text:s text:c="20"/>&lt;/div&gt;</text:p>
      <text:p text:style-name="Standard"><text:s text:c="20"/>&lt;div class="offers-cap"&gt;</text:p>
      <text:p text:style-name="Standard"><text:s text:c="24"/>&lt;span&gt;1&lt;/span&gt;</text:p>
      <text:p text:style-name="Standard"><text:s text:c="24"/>&lt;h3&gt;&lt;a href="exercici1.html"&gt;Exercici 1&lt;/a&gt;&lt;/h3&gt;</text:p>
      <text:p text:style-name="Standard"><text:s text:c="24"/>&lt;p&gt;Maqueta una pàgina web en 12 minuts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oft-page-break/><text:s text:c="12"/>&lt;div class="col-lg-4 col-md-6 col-sm-6"&gt;</text:p>
      <text:p text:style-name="Standard"><text:s text:c="16"/>&lt;div class="single-offers mb-50 wow fadeInUp" data-wow-delay=".4s"&gt;</text:p>
      <text:p text:style-name="Standard"><text:s text:c="20"/>&lt;div class="offers-img"&gt;</text:p>
      <text:p text:style-name="Standard"><text:s text:c="24"/>&lt;img src="assets/img/gallery/offers2_ari.png" alt=""&gt;</text:p>
      <text:p text:style-name="Standard"><text:s text:c="20"/>&lt;/div&gt;</text:p>
      <text:p text:style-name="Standard"><text:s text:c="20"/>&lt;div class="offers-cap"&gt;</text:p>
      <text:p text:style-name="Standard"><text:s text:c="24"/>&lt;span&gt;2&lt;/span&gt;</text:p>
      <text:p text:style-name="Standard"><text:s text:c="24"/>&lt;h3&gt;&lt;a href="services.html"&gt;Exercici 2&lt;/a&gt;&lt;/h3&gt;</text:p>
      <text:p text:style-name="Standard"><text:s text:c="24"/>&lt;p&gt;Lo que sigui el pròxim exercici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div class="col-lg-4 col-md-6 col-sm-6"&gt;</text:p>
      <text:p text:style-name="Standard"><text:s text:c="16"/>&lt;div class="single-offers mb-50 wow fadeInUp" data-wow-delay=".6s"&gt;</text:p>
      <text:p text:style-name="Standard"><text:s text:c="20"/>&lt;div class="offers-img"&gt;</text:p>
      <text:p text:style-name="Standard"><text:s text:c="24"/>&lt;img src="assets/img/gallery/offers3_ari.png" alt=""&gt;</text:p>
      <text:p text:style-name="Standard"><text:s text:c="20"/>&lt;/div&gt;</text:p>
      <text:p text:style-name="Standard"><text:s text:c="20"/>&lt;div class="offers-cap"&gt;</text:p>
      <text:p text:style-name="Standard"><text:s text:c="24"/>&lt;span&gt;3&lt;/span&gt;</text:p>
      <text:p text:style-name="Standard"><text:s text:c="24"/>&lt;h3&gt;&lt;a href="services.html"&gt;Exercici 3&lt;/a&gt;&lt;/h3&gt;</text:p>
      <text:p text:style-name="Standard"><text:s text:c="24"/>&lt;p&gt;M'agraden els gats i fico fotos dels que he tingut vivint a casa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&lt;/div&gt;</text:p>
      <text:p text:style-name="Standard">&lt;!-- Clients Offers End --&gt;</text:p>
      <text:p text:style-name="Standard">&lt;!--? Visit Our Tailor Start --&gt;</text:p>
      <text:p text:style-name="Standard">&lt;section class="visit-tailor-area fix"&gt;</text:p>
      <text:p text:style-name="Standard"><text:s text:c="4"/>&lt;!--Right Contents <text:s/>--&gt;</text:p>
      <text:p text:style-name="Standard"><text:s text:c="4"/>&lt;div class="tailor-offers"&gt;&lt;/div&gt;</text:p>
      <text:p text:style-name="Standard"><text:s text:c="4"/>&lt;!-- left Contents --&gt;</text:p>
      <text:p text:style-name="Standard"><text:s text:c="4"/>&lt;div class="tailor-details"&gt;</text:p>
      <text:p text:style-name="Standard"><text:s text:c="8"/>&lt;h2&gt;About our&lt;br&gt;tailor house&lt;/h2&gt;</text:p>
      <text:p text:style-name="Standard"><text:s text:c="8"/>&lt;p class="pera-top"&gt;Lorem ipsum dolor sit amet, consectetur adipiscing elit. Suspendisse varius enim in eros.&lt;/p&gt;</text:p>
      <text:p text:style-name="Standard"><text:s text:c="8"/>&lt;p class="pera-bottom"&gt;Lorem ipsum dolor sit amet, consectetur adipiscing elit. </text:p>
      <text:p text:style-name="Standard"><text:s text:c="12"/>Suspendisse varius enim in eros elementum tristique. Duis </text:p>
      <text:p text:style-name="Standard"><text:s text:c="8"/>cursus, mi quis viverra ornare.&lt;/p&gt;</text:p>
      <text:p text:style-name="Standard"><text:s text:c="8"/>&lt;a href="#" class="btn"&gt;More About Us&lt;/a&gt;</text:p>
      <text:p text:style-name="Standard"><text:s text:c="4"/>&lt;/div&gt;</text:p>
      <text:p text:style-name="Standard">&lt;/section&gt;</text:p>
      <text:p text:style-name="Standard">&lt;!-- Visit Our Tailor End --&gt;</text:p>
      <text:p text:style-name="Standard">&lt;!--? Services Area Start --&gt;</text:p>
      <text:p text:style-name="Standard">&lt;section class="categories-area section-padding40"&gt;</text:p>
      <text:p text:style-name="Standard"><text:s text:c="4"/>&lt;div class="container"&gt;</text:p>
      <text:p text:style-name="Standard"><text:s text:c="8"/>&lt;!-- section Tittle --&gt;</text:p>
      <text:p text:style-name="Standard"><text:s text:c="8"/>&lt;div class="row justify-content-center"&gt;</text:p>
      <text:p text:style-name="Standard"><text:s text:c="12"/>&lt;div class="col-xl-6 col-lg-6 col-md-7 col-sm-9"&gt;</text:p>
      <text:p text:style-name="Standard"><text:s text:c="16"/>&lt;div class="section-tittle text-center mb-60"&gt;</text:p>
      <text:p text:style-name="Standard"><text:s text:c="20"/>&lt;h2&gt;Why use our service?&lt;/h2&gt;</text:p>
      <text:p text:style-name="Standard"><text:soft-page-break/><text:s text:c="20"/>&lt;p&gt;Lorem ipsum dolor sit amet, consectetur adipiscing elit. Suspendisse varius enim in eros.&lt;/p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8"/>&lt;div class="row"&gt;</text:p>
      <text:p text:style-name="Standard"><text:s text:c="12"/>&lt;div class="col-lg-3 col-md-6 col-sm-6"&gt;</text:p>
      <text:p text:style-name="Standard"><text:s text:c="16"/>&lt;div class="single-cat mb-50 wow fadeInUp" data-wow-duration="1s" data-wow-delay=".2s"&gt;</text:p>
      <text:p text:style-name="Standard"><text:s text:c="20"/>&lt;div class="cat-icon"&gt;</text:p>
      <text:p text:style-name="Standard"><text:s text:c="24"/>&lt;img src="assets/img/icon/services1.svg" alt=""&gt;</text:p>
      <text:p text:style-name="Standard"><text:s text:c="20"/>&lt;/div&gt;</text:p>
      <text:p text:style-name="Standard"><text:s text:c="20"/>&lt;div class="cat-cap"&gt;</text:p>
      <text:p text:style-name="Standard"><text:s text:c="24"/>&lt;h5&gt;Ariadna Aldeguer&lt;/h5&gt;</text:p>
      <text:p text:style-name="Standard"><text:s text:c="24"/>&lt;p&gt;Lorem ipsum dolor sit amet, consectetur adipiscing elit. Suspendisse varius enim in eros elementum tristique.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div class="col-lg-3 col-md-6 col-sm-6"&gt;</text:p>
      <text:p text:style-name="Standard"><text:s text:c="16"/>&lt;div class="single-cat mb-50 wow fadeInUp" data-wow-duration="1s" data-wow-delay=".2s"&gt;</text:p>
      <text:p text:style-name="Standard"><text:s text:c="20"/>&lt;div class="cat-icon"&gt;</text:p>
      <text:p text:style-name="Standard"><text:s text:c="24"/>&lt;img src="assets/img/icon/services2.svg" alt=""&gt;</text:p>
      <text:p text:style-name="Standard"><text:s text:c="20"/>&lt;/div&gt;</text:p>
      <text:p text:style-name="Standard"><text:s text:c="20"/>&lt;div class="cat-cap"&gt;</text:p>
      <text:p text:style-name="Standard"><text:s text:c="24"/>&lt;h5&gt;Ariadna Aldeguer/h5&gt;</text:p>
      <text:p text:style-name="Standard"><text:s text:c="24"/>&lt;p&gt;Lorem ipsum dolor sit amet, consectetur adipiscing elit. Suspendisse varius enim in eros elementum tristique.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div class="col-lg-3 col-md-6 col-sm-6"&gt;</text:p>
      <text:p text:style-name="Standard"><text:s text:c="16"/>&lt;div class="single-cat mb-50 wow fadeInUp" data-wow-duration="1s" data-wow-delay=".4s"&gt;</text:p>
      <text:p text:style-name="Standard"><text:s text:c="20"/>&lt;div class="cat-icon"&gt;</text:p>
      <text:p text:style-name="Standard"><text:s text:c="24"/>&lt;img src="assets/img/icon/services3.svg" alt=""&gt;</text:p>
      <text:p text:style-name="Standard"><text:s text:c="20"/>&lt;/div&gt;</text:p>
      <text:p text:style-name="Standard"><text:s text:c="20"/>&lt;div class="cat-cap"&gt;</text:p>
      <text:p text:style-name="Standard"><text:s text:c="24"/>&lt;h5&gt;Ariadna Aldeguer&lt;/h5&gt;</text:p>
      <text:p text:style-name="Standard"><text:s text:c="24"/>&lt;p&gt;Lorem ipsum dolor sit amet, consectetur adipiscing elit. Suspendisse varius enim in eros elementum tristique.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div class="col-lg-3 col-md-6 col-sm-6"&gt;</text:p>
      <text:p text:style-name="Standard"><text:s text:c="16"/>&lt;div class="single-cat mb-50 wow fadeInUp" data-wow-duration="1s" data-wow-delay=".5s"&gt;</text:p>
      <text:p text:style-name="Standard"><text:s text:c="20"/>&lt;div class="cat-icon"&gt;</text:p>
      <text:p text:style-name="Standard"><text:s text:c="24"/>&lt;img src="assets/img/icon/services4.svg" alt=""&gt;</text:p>
      <text:p text:style-name="Standard"><text:s text:c="20"/>&lt;/div&gt;</text:p>
      <text:p text:style-name="Standard"><text:s text:c="20"/>&lt;div class="cat-cap"&gt;</text:p>
      <text:p text:style-name="Standard"><text:soft-page-break/><text:s text:c="24"/>&lt;h5&gt;Ariadna Aldeguer&lt;/h5&gt;</text:p>
      <text:p text:style-name="Standard"><text:s text:c="24"/>&lt;p&gt;Lorem ipsum dolor sit amet, consectetur adipiscing elit. Suspendisse varius enim in eros elementum tristique.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&lt;/section&gt;</text:p>
      <text:p text:style-name="Standard">&lt;!--? Services Area End --&gt;</text:p>
      <text:p text:style-name="Standard">&lt;!--? video_start --&gt;</text:p>
      <text:p text:style-name="Standard">&lt;div class="video-area section-bg2 d-flex align-items-center" <text:s/>data-background="assets/img/gallery/video-bg.png"&gt;</text:p>
      <text:p text:style-name="Standard"><text:s text:c="4"/>&lt;div class="container"&gt;</text:p>
      <text:p text:style-name="Standard"><text:s text:c="8"/>&lt;div class="video-wrap position-relative"&gt;</text:p>
      <text:p text:style-name="Standard"><text:s text:c="12"/>&lt;!-- Video icon --&gt;</text:p>
      <text:p text:style-name="Standard"><text:s text:c="12"/>&lt;div class="video-icon" &gt;</text:p>
      <text:p text:style-name="Standard"><text:s text:c="16"/>&lt;a class="popup-video btn-icon" href="https://www.youtube.com/watch?v=up68UAfH0d0"&gt;&lt;i class="fas fa-play"&gt;&lt;/i&gt;&lt;/a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&lt;/div&gt;</text:p>
      <text:p text:style-name="Standard">&lt;!-- video_end --&gt;</text:p>
      <text:p text:style-name="Standard">&lt;!--? Testimonial Area Start --&gt;</text:p>
      <text:p text:style-name="Standard">&lt;section class="testimonial-area testimonial-padding fix"&gt;</text:p>
      <text:p text:style-name="Standard"><text:s text:c="4"/>&lt;div class="container"&gt;</text:p>
      <text:p text:style-name="Standard"><text:s text:c="8"/>&lt;div class="row align-items-center justify-content-center"&gt;</text:p>
      <text:p text:style-name="Standard"><text:s text:c="12"/>&lt;div class=" col-lg-9"&gt;</text:p>
      <text:p text:style-name="Standard"><text:s text:c="16"/>&lt;div class="about-caption pb-bottom"&gt;</text:p>
      <text:p text:style-name="Standard"><text:s text:c="20"/>&lt;!-- Testimonial Start --&gt;</text:p>
      <text:p text:style-name="Standard"><text:s text:c="20"/>&lt;div class="h1-testimonial-active dot-style"&gt;</text:p>
      <text:p text:style-name="Standard"><text:s text:c="24"/>&lt;!-- Single Testimonial --&gt;</text:p>
      <text:p text:style-name="Standard"><text:s text:c="24"/>&lt;div class="single-testimonial position-relative"&gt;</text:p>
      <text:p text:style-name="Standard"><text:s text:c="28"/>&lt;div class="testimonial-caption"&gt;</text:p>
      <text:p text:style-name="Standard"><text:s text:c="32"/>&lt;img src="assets/img/icon/quotes-sign.png" alt="" class="quotes-sign"&gt;</text:p>
      <text:p text:style-name="Standard"><text:s text:c="32"/>&lt;p&gt;Brook presents your services with flexible, convenient and cdpose layouts. You can select your favorite layouts &amp; elements for cular ts with unlimited ustomization possibilities. Pixel-perfect replica;ition of thei designers ijtls intended csents your se.&lt;/p&gt;</text:p>
      <text:p text:style-name="Standard"><text:s text:c="28"/>&lt;/div&gt;</text:p>
      <text:p text:style-name="Standard"><text:s text:c="28"/>&lt;!-- founder --&gt;</text:p>
      <text:p text:style-name="Standard"><text:s text:c="28"/>&lt;div class="testimonial-founder d-flex align-items-center"&gt;</text:p>
      <text:p text:style-name="Standard"><text:s text:c="32"/>&lt;div class="founder-img"&gt;</text:p>
      <text:p text:style-name="Standard"><text:s text:c="36"/>&lt;img src="assets/img/icon/testimonial.png" alt=""&gt;</text:p>
      <text:p text:style-name="Standard"><text:s text:c="32"/>&lt;/div&gt;</text:p>
      <text:p text:style-name="Standard"><text:s text:c="32"/>&lt;div class="founder-text"&gt;</text:p>
      <text:p text:style-name="Standard"><text:s text:c="36"/>&lt;span&gt;Robart Brown&lt;/span&gt;</text:p>
      <text:p text:style-name="Standard"><text:s text:c="36"/>&lt;p&gt;Creative designer at Colorlib&lt;/p&gt;</text:p>
      <text:p text:style-name="Standard"><text:s text:c="32"/>&lt;/div&gt;</text:p>
      <text:p text:style-name="Standard"><text:s text:c="28"/>&lt;/div&gt;</text:p>
      <text:p text:style-name="Standard"><text:s text:c="24"/>&lt;/div&gt;</text:p>
      <text:p text:style-name="Standard"><text:s text:c="24"/>&lt;!-- Single Testimonial --&gt;</text:p>
      <text:p text:style-name="Standard"><text:soft-page-break/><text:s text:c="24"/>&lt;div class="single-testimonial position-relative"&gt;</text:p>
      <text:p text:style-name="Standard"><text:s text:c="28"/>&lt;div class="testimonial-caption"&gt;</text:p>
      <text:p text:style-name="Standard"><text:s text:c="32"/>&lt;img src="assets/img/icon/quotes-sign.png" alt="" class="quotes-sign"&gt;</text:p>
      <text:p text:style-name="Standard"><text:s text:c="32"/>&lt;p&gt;Brook presents your services with flexible, convenient and cdpose layouts. You can select your favorite layouts &amp; elements for cular ts with unlimited ustomization possibilities. Pixel-perfect replica;ition of thei designers ijtls intended csents your se.&lt;/p&gt;</text:p>
      <text:p text:style-name="Standard"><text:s text:c="28"/>&lt;/div&gt;</text:p>
      <text:p text:style-name="Standard"><text:s text:c="28"/>&lt;!-- founder --&gt;</text:p>
      <text:p text:style-name="Standard"><text:s text:c="28"/>&lt;div class="testimonial-founder d-flex align-items-center"&gt;</text:p>
      <text:p text:style-name="Standard"><text:s text:c="32"/>&lt;div class="founder-img"&gt;</text:p>
      <text:p text:style-name="Standard"><text:s text:c="36"/>&lt;img src="assets/img/icon/testimonial.png" alt=""&gt;</text:p>
      <text:p text:style-name="Standard"><text:s text:c="32"/>&lt;/div&gt;</text:p>
      <text:p text:style-name="Standard"><text:s text:c="32"/>&lt;div class="founder-text"&gt;</text:p>
      <text:p text:style-name="Standard"><text:s text:c="36"/>&lt;span&gt;Robart Brown&lt;/span&gt;</text:p>
      <text:p text:style-name="Standard"><text:s text:c="36"/>&lt;p&gt;Creative designer at Colorlib&lt;/p&gt;</text:p>
      <text:p text:style-name="Standard"><text:s text:c="32"/>&lt;/div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20"/>&lt;!-- Testimonial End --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&lt;/section&gt;</text:p>
      <text:p text:style-name="Standard">&lt;!--? Testimonial Area End --&gt;</text:p>
      <text:p text:style-name="Standard">&lt;!--? instagram-social start --&gt;</text:p>
      <text:p text:style-name="Standard">&lt;section class="instagram-area fix pb-bottom"&gt;</text:p>
      <text:p text:style-name="Standard"><text:s text:c="4"/>&lt;div class="container"&gt;</text:p>
      <text:p text:style-name="Standard"><text:s text:c="8"/>&lt;div class="row justify-content-center"&gt;</text:p>
      <text:p text:style-name="Standard"><text:s text:c="12"/>&lt;div class="col-xl-6 col-lg-6 col-md-8 col-sm-10"&gt;</text:p>
      <text:p text:style-name="Standard"><text:s text:c="16"/>&lt;div class="section-tittle text-center mb-80"&gt;</text:p>
      <text:p text:style-name="Standard"><text:s text:c="20"/>&lt;h2&gt;Follow us on Instagram&lt;/h2&gt;</text:p>
      <text:p text:style-name="Standard"><text:s text:c="20"/>&lt;p&gt;Lorem ipsum dolor sit amet, consectetur adipiscing elit. Suspendisse varius enim in eros.&lt;/p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8"/>&lt;div class="row"&gt;</text:p>
      <text:p text:style-name="Standard"><text:s text:c="12"/>&lt;div class="col-lg-6 col-md-6"&gt;</text:p>
      <text:p text:style-name="Standard"><text:s text:c="16"/>&lt;div class="single-instagram mb-30"&gt;</text:p>
      <text:p text:style-name="Standard"><text:s text:c="20"/>&lt;img src="assets/img/gallery/instra1.png" alt=""&gt;</text:p>
      <text:p text:style-name="Standard"><text:s text:c="20"/>&lt;a href="#"&gt;&lt;i class="ti-instagram"&gt;&lt;/i&gt;&lt;/a&gt;</text:p>
      <text:p text:style-name="Standard"><text:s text:c="16"/>&lt;/div&gt;</text:p>
      <text:p text:style-name="Standard"><text:s text:c="12"/>&lt;/div&gt;</text:p>
      <text:p text:style-name="Standard"><text:s text:c="12"/>&lt;div class="col-lg-6 col-md-6"&gt;</text:p>
      <text:p text:style-name="Standard"><text:s text:c="16"/>&lt;div class="single-instagram"&gt;</text:p>
      <text:p text:style-name="Standard"><text:s text:c="20"/>&lt;img src="assets/img/gallery/instra2.png" alt=""&gt;</text:p>
      <text:p text:style-name="Standard"><text:s text:c="20"/>&lt;a href="#"&gt;&lt;i class="ti-instagram"&gt;&lt;/i&gt;&lt;/a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oft-page-break/><text:s text:c="4"/>&lt;/div&gt;</text:p>
      <text:p text:style-name="Standard">&lt;/section&gt;</text:p>
      <text:p text:style-name="Standard">&lt;!-- instagram-social End --&gt;</text:p>
      <text:p text:style-name="Standard">&lt;/main&gt;</text:p>
      <text:p text:style-name="Standard">&lt;footer&gt;</text:p>
      <text:p text:style-name="Standard"><text:s text:c="4"/>&lt;div class="footer-wrapper section-bg2 pl-100" <text:s/>data-background="assets/img/gallery/footer-bg.png"&gt;</text:p>
      <text:p text:style-name="Standard"><text:s text:c="8"/>&lt;!-- Footer Start--&gt;</text:p>
      <text:p text:style-name="Standard"><text:s text:c="8"/>&lt;div class="footer-area footer-padding"&gt;</text:p>
      <text:p text:style-name="Standard"><text:s text:c="12"/>&lt;div class="container"&gt;</text:p>
      <text:p text:style-name="Standard"><text:s text:c="16"/>&lt;div class="row justify-content-end"&gt;</text:p>
      <text:p text:style-name="Standard"><text:s text:c="20"/>&lt;div class="col-xl-3 col-lg-4 col-md-4 col-sm-6"&gt;</text:p>
      <text:p text:style-name="Standard"><text:s text:c="24"/>&lt;div class="single-footer-caption mb-50"&gt;</text:p>
      <text:p text:style-name="Standard"><text:s text:c="28"/>&lt;div class="single-footer-caption mb-30"&gt;</text:p>
      <text:p text:style-name="Standard"><text:s text:c="32"/>&lt;!-- logo --&gt;</text:p>
      <text:p text:style-name="Standard"><text:s text:c="32"/>&lt;div class="footer-logo mb-35"&gt;</text:p>
      <text:p text:style-name="Standard"><text:s text:c="36"/>&lt;a href="index.html"&gt;&lt;img src="assets/img/logo/logo_ari.png" alt=""&gt;&lt;/a&gt;</text:p>
      <text:p text:style-name="Standard"><text:s text:c="32"/>&lt;/div&gt;</text:p>
      <text:p text:style-name="Standard"><text:s text:c="32"/>&lt;div class="footer-tittle"&gt;</text:p>
      <text:p text:style-name="Standard"><text:s text:c="36"/>&lt;div class="footer-pera"&gt;</text:p>
      <text:p text:style-name="Standard"><text:s text:c="40"/>&lt;p&gt;Lorem ipsum dolor sit amet, </text:p>
      <text:p text:style-name="Standard"><text:s text:c="40"/>consectetur adipiscing.&lt;/p&gt;</text:p>
      <text:p text:style-name="Standard"><text:s text:c="36"/>&lt;/div&gt;</text:p>
      <text:p text:style-name="Standard"><text:s text:c="36"/>&lt;ul class="mb-40"&gt;</text:p>
      <text:p text:style-name="Standard"><text:s text:c="40"/>&lt;li class="number"&gt;&lt;a href="#"&gt;(80) 783 367-3904&lt;/a&gt;&lt;/li&gt;</text:p>
      <text:p text:style-name="Standard"><text:s text:c="40"/>&lt;li class="number2"&gt;&lt;a href="#"&gt;(80) 783 367-3904&lt;/a&gt;&lt;/li&gt;</text:p>
      <text:p text:style-name="Standard"><text:s text:c="36"/>&lt;/ul&gt;</text:p>
      <text:p text:style-name="Standard"><text:s text:c="32"/>&lt;/div&gt;</text:p>
      <text:p text:style-name="Standard"><text:s text:c="32"/>&lt;!-- social --&gt;</text:p>
      <text:p text:style-name="Standard"><text:s text:c="32"/>&lt;div class="footer-social"&gt;</text:p>
      <text:p text:style-name="Standard"><text:s text:c="36"/>&lt;a href="#"&gt;&lt;i class="fab fa-twitter"&gt;&lt;/i&gt;&lt;/a&gt;</text:p>
      <text:p text:style-name="Standard"><text:s text:c="36"/>&lt;a href="https://bit.ly/sai4ull"&gt;&lt;i class="fab fa-facebook-f"&gt;&lt;/i&gt;&lt;/a&gt;</text:p>
      <text:p text:style-name="Standard"><text:s text:c="36"/>&lt;a href="#"&gt;&lt;i class="fab fa-pinterest-p"&gt;&lt;/i&gt;&lt;/a&gt;</text:p>
      <text:p text:style-name="Standard"><text:s text:c="32"/>&lt;/div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20"/>&lt;div class="col-xl-2 col-lg-4 col-md-4 col-sm-6"&gt;</text:p>
      <text:p text:style-name="Standard"><text:s text:c="24"/>&lt;div class="single-footer-caption mb-50"&gt;</text:p>
      <text:p text:style-name="Standard"><text:s text:c="28"/>&lt;div class="footer-tittle"&gt;</text:p>
      <text:p text:style-name="Standard"><text:s text:c="32"/>&lt;h4&gt;Our solutions&lt;/h4&gt;</text:p>
      <text:p text:style-name="Standard"><text:s text:c="32"/>&lt;ul&gt;</text:p>
      <text:p text:style-name="Standard"><text:s text:c="36"/>&lt;li&gt;&lt;a href="#"&gt;Home&lt;/a&gt;&lt;/li&gt;</text:p>
      <text:p text:style-name="Standard"><text:s text:c="36"/>&lt;li&gt;&lt;a href="#"&gt;About&lt;/a&gt;&lt;/li&gt;</text:p>
      <text:p text:style-name="Standard"><text:s text:c="36"/>&lt;li&gt;&lt;a href="#"&gt;Services&lt;/a&gt;&lt;/li&gt;</text:p>
      <text:p text:style-name="Standard"><text:s text:c="36"/>&lt;li&gt;&lt;a href="#"&gt;Blog&lt;/a&gt;&lt;/li&gt;</text:p>
      <text:p text:style-name="Standard"><text:s text:c="36"/>&lt;li&gt;&lt;a href="#"&gt;Contact&lt;/a&gt;&lt;/li&gt;</text:p>
      <text:p text:style-name="Standard"><text:s text:c="32"/>&lt;/ul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oft-page-break/><text:s text:c="12"/>&lt;/div&gt;</text:p>
      <text:p text:style-name="Standard"><text:s text:c="8"/>&lt;/div&gt;</text:p>
      <text:p text:style-name="Standard"><text:s text:c="8"/>&lt;!-- footer-bottom area --&gt;</text:p>
      <text:p text:style-name="Standard"><text:s text:c="8"/>&lt;div class="footer-bottom-area"&gt;</text:p>
      <text:p text:style-name="Standard"><text:s text:c="12"/>&lt;div class="container"&gt;</text:p>
      <text:p text:style-name="Standard"><text:s text:c="16"/>&lt;div class="footer-border"&gt;</text:p>
      <text:p text:style-name="Standard"><text:s text:c="20"/>&lt;div class="row align-items-center"&gt;</text:p>
      <text:p text:style-name="Standard"><text:s text:c="24"/>&lt;div class="col-xl-12 "&gt;</text:p>
      <text:p text:style-name="Standard"><text:s text:c="28"/>&lt;div class="footer-copy-right text-right"&gt;</text:p>
      <text:p text:style-name="Standard"><text:s text:c="32"/>&lt;p&gt;&lt;!-- Link back to Colorlib can't be removed. Template is licensed under CC BY 3.0. --&gt;</text:p>
      <text:p text:style-name="Standard"><text:s text:c="34"/>Copyright &amp;copy;&lt;script&gt;document.write(new Date().getFullYear());&lt;/script&gt; All rights reserved | This template is made with &lt;i class="fa fa-heart" aria-hidden="true"&gt;&lt;/i&gt; by &lt;a href="https://colorlib.com" target="_blank"&gt;Colorlib&lt;/a&gt;</text:p>
      <text:p text:style-name="Standard"><text:s text:c="34"/>&lt;!-- Link back to Colorlib can't be removed. Template is licensed under CC BY 3.0. --&gt;&lt;/p&gt;</text:p>
      <text:p text:style-name="Standard"/>
      <text:p text:style-name="Standard"><text:s text:c="30"/>&lt;/div&gt;</text:p>
      <text:p text:style-name="Standard"><text:s text:c="26"/>&lt;/div&gt;</text:p>
      <text:p text:style-name="Standard"><text:s text:c="22"/>&lt;/div&gt;</text:p>
      <text:p text:style-name="Standard"><text:s text:c="18"/>&lt;/div&gt;</text:p>
      <text:p text:style-name="Standard"><text:s text:c="14"/>&lt;/div&gt;</text:p>
      <text:p text:style-name="Standard"><text:s text:c="10"/>&lt;/div&gt;</text:p>
      <text:p text:style-name="Standard"><text:s text:c="10"/>&lt;!-- Footer End--&gt;</text:p>
      <text:p text:style-name="Standard"><text:s text:c="10"/>&lt;!-- Map --&gt;</text:p>
      <text:p text:style-name="Standard"><text:s text:c="10"/>&lt;div class="map-area"&gt;</text:p>
      <text:p text:style-name="Standard"><text:s text:c="12"/>&lt;img src="assets/img/gallery/map.png" alt=""&gt;</text:p>
      <text:p text:style-name="Standard"><text:s text:c="8"/>&lt;/div&gt;</text:p>
      <text:p text:style-name="Standard"><text:s text:c="4"/>&lt;/div&gt;</text:p>
      <text:p text:style-name="Standard">&lt;/footer&gt;</text:p>
      <text:p text:style-name="Standard">&lt;!-- Scroll Up --&gt;</text:p>
      <text:p text:style-name="Standard">&lt;div id="back-top" &gt;</text:p>
      <text:p text:style-name="Standard"><text:s text:c="4"/>&lt;a title="Go to Top" href="#"&gt; &lt;i class="fas fa-level-up-alt"&gt;&lt;/i&gt;&lt;/a&gt;</text:p>
      <text:p text:style-name="Standard">&lt;/div&gt;</text:p>
      <text:p text:style-name="Standard"/>
      <text:p text:style-name="Standard">&lt;!-- JS here --&gt;</text:p>
      <text:p text:style-name="Standard">&lt;script src="./assets/js/vendor/modernizr-3.5.0.min.js"&gt;&lt;/script&gt;</text:p>
      <text:p text:style-name="Standard">&lt;!-- Jquery, Popper, Bootstrap --&gt;</text:p>
      <text:p text:style-name="Standard">&lt;script src="./assets/js/vendor/jquery-1.12.4.min.js"&gt;&lt;/script&gt;</text:p>
      <text:p text:style-name="Standard">&lt;script src="./assets/js/popper.min.js"&gt;&lt;/script&gt;</text:p>
      <text:p text:style-name="Standard">&lt;script src="./assets/js/bootstrap.min.js"&gt;&lt;/script&gt;</text:p>
      <text:p text:style-name="Standard">&lt;!-- Jquery Mobile Menu --&gt;</text:p>
      <text:p text:style-name="Standard">&lt;script src="./assets/js/jquery.slicknav.min.js"&gt;&lt;/script&gt;</text:p>
      <text:p text:style-name="Standard"/>
      <text:p text:style-name="Standard">&lt;!-- Jquery Slick , Owl-Carousel Plugins --&gt;</text:p>
      <text:p text:style-name="Standard">&lt;script src="./assets/js/owl.carousel.min.js"&gt;&lt;/script&gt;</text:p>
      <text:p text:style-name="Standard">&lt;script src="./assets/js/slick.min.js"&gt;&lt;/script&gt;</text:p>
      <text:p text:style-name="Standard">&lt;!-- One Page, Animated-HeadLin --&gt;</text:p>
      <text:p text:style-name="Standard">&lt;script src="./assets/js/wow.min.js"&gt;&lt;/script&gt;</text:p>
      <text:p text:style-name="Standard">&lt;script src="./assets/js/animated.headline.js"&gt;&lt;/script&gt;</text:p>
      <text:p text:style-name="Standard">&lt;script src="./assets/js/jquery.magnific-popup.js"&gt;&lt;/script&gt;</text:p>
      <text:p text:style-name="Standard"/>
      <text:p text:style-name="Standard"><text:soft-page-break/>&lt;!-- Date Picker --&gt;</text:p>
      <text:p text:style-name="Standard">&lt;script src="./assets/js/gijgo.min.js"&gt;&lt;/script&gt;</text:p>
      <text:p text:style-name="Standard">&lt;!-- Nice-select, sticky --&gt;</text:p>
      <text:p text:style-name="Standard">&lt;script src="./assets/js/jquery.nice-select.min.js"&gt;&lt;/script&gt;</text:p>
      <text:p text:style-name="Standard">&lt;script src="./assets/js/jquery.sticky.js"&gt;&lt;/script&gt;</text:p>
      <text:p text:style-name="Standard">&lt;!-- Progress --&gt;</text:p>
      <text:p text:style-name="Standard">&lt;script src="./assets/js/jquery.barfiller.js"&gt;&lt;/script&gt;</text:p>
      <text:p text:style-name="Standard"/>
      <text:p text:style-name="Standard">&lt;!-- counter , waypoint,Hover Direction --&gt;</text:p>
      <text:p text:style-name="Standard">&lt;script src="./assets/js/jquery.counterup.min.js"&gt;&lt;/script&gt;</text:p>
      <text:p text:style-name="Standard">&lt;script src="./assets/js/waypoints.min.js"&gt;&lt;/script&gt;</text:p>
      <text:p text:style-name="Standard">&lt;script src="./assets/js/jquery.countdown.min.js"&gt;&lt;/script&gt;</text:p>
      <text:p text:style-name="Standard">&lt;script src="./assets/js/hover-direction-snake.min.js"&gt;&lt;/script&gt;</text:p>
      <text:p text:style-name="Standard"/>
      <text:p text:style-name="Standard">&lt;!-- contact js --&gt;</text:p>
      <text:p text:style-name="Standard">&lt;script src="./assets/js/contact.js"&gt;&lt;/script&gt;</text:p>
      <text:p text:style-name="Standard">&lt;script src="./assets/js/jquery.form.js"&gt;&lt;/script&gt;</text:p>
      <text:p text:style-name="Standard">&lt;script src="./assets/js/jquery.validate.min.js"&gt;&lt;/script&gt;</text:p>
      <text:p text:style-name="Standard">&lt;script src="./assets/js/mail-script.js"&gt;&lt;/script&gt;</text:p>
      <text:p text:style-name="Standard">&lt;script src="./assets/js/jquery.ajaxchimp.min.js"&gt;&lt;/script&gt;</text:p>
      <text:p text:style-name="Standard"/>
      <text:p text:style-name="Standard">&lt;!-- Jquery Plugins, main Jquery --&gt;<text:tab/></text:p>
      <text:p text:style-name="Standard">&lt;script src="./assets/js/plugins.js"&gt;&lt;/script&gt;</text:p>
      <text:p text:style-name="Standard">&lt;script src="./assets/js/main.js"&gt;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0:25:55.239245261</meta:creation-date>
    <dc:date>2020-10-07T10:44:38.995212478</dc:date>
    <meta:editing-duration>PT3M35S</meta:editing-duration>
    <meta:editing-cycles>1</meta:editing-cycles>
    <meta:document-statistic meta:table-count="0" meta:image-count="0" meta:object-count="0" meta:page-count="10" meta:paragraph-count="454" meta:word-count="1478" meta:character-count="22191" meta:non-whitespace-character-count="14181"/>
    <meta:generator>LibreOffice/6.4.5.2$Linux_X86_64 LibreOffice_project/40$Build-2</meta:generator>
  </office:meta>
</office:document-meta>
</file>